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43dc1"/>
    </style:style>
    <style:style style:name="P4" style:family="paragraph" style:parent-style-name="Text_20_body" style:list-style-name="L2">
      <style:text-properties officeooo:rsid="00043dc1" officeooo:paragraph-rsid="00043dc1"/>
    </style:style>
    <style:style style:name="T1" style:family="text">
      <style:text-properties officeooo:rsid="00043dc1"/>
    </style:style>
    <style:style style:name="T2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size="16pt" fo:font-weight="bold" officeooo:rsid="00094b20" style:font-size-asian="16pt" style:font-weight-asian="bold" style:font-size-complex="16pt" style:font-weight-complex="bold"/>
    </style:style>
    <style:style style:name="T5" style:family="text">
      <style:text-properties officeooo:rsid="0008bca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enunciado-propuesto"/>Enunciado propuesto</text:h>
      <text:p text:style-name="Text_20_body">Se proporciona a los alumnos el siguiente material:</text:p>
      <text:list xml:id="list2356069372" text:style-name="L1">
        <text:list-item>
          <text:p text:style-name="P1">Script SQL para crear la base de datos ada, la tabla alumnos e insertar varios registros de ejemplo.</text:p>
        </text:list-item>
        <text:list-item>
          <text:p text:style-name="P1">Un archivo PHP (buscar_alumnos.php) que se conecta a la base de datos y, dado un valor de puntuación recibido por GET, devuelve en formato JSON todos los alumnos cuya puntuación es estrictamente mayor que la indicada.</text:p>
        </text:list-item>
        <text:list-item>
          <text:p text:style-name="P1">Un archivo HTML con:</text:p>
          <text:list>
            <text:list-item>
              <text:p text:style-name="P1">Un campo de entrada de tipo number para introducir una puntuación.</text:p>
            </text:list-item>
            <text:list-item>
              <text:p text:style-name="P1">Un botón para lanzar la búsqueda.</text:p>
            </text:list-item>
            <text:list-item>
              <text:p text:style-name="P1">Un contenedor (div) donde se mostrarán los resultados.</text:p>
            </text:list-item>
          </text:list>
        </text:list-item>
      </text:list>
      <text:p text:style-name="Text_20_body">Los alumnos no deben modificar ni el SQL, ni el HTML, ni el archivo PHP.</text:p>
      <text:h text:style-name="Heading_20_2" text:outline-level="2">Tarea a realizar</text:h>
      <text:p text:style-name="Text_20_body">Elabora un archivo JavaScript (app.js) que:</text:p>
      <text:list xml:id="list500928232" text:style-name="L2">
        <text:list-item>
          <text:p text:style-name="P2">Espere a que el DOM esté cargado y, utilizando addEventListener, asocie el evento click del botón a una función manejadora (por ejemplo manejarClickBuscar), sin definir eventos directamente en el HTML (no usar onclick en las etiquetas).</text:p>
        </text:list-item>
        <text:list-item>
          <text:p text:style-name="P2">Cuando el usuario pulse el botón:</text:p>
          <text:list>
            <text:list-item>
              <text:p text:style-name="P2">Lea la puntuación introducida en el input.</text:p>
            </text:list-item>
            <text:list-item>
              <text:p text:style-name="P2">Compruebe que el usuario ha introducido algún valor; si no, mostrará un mensaje apropiado en el div de resultados y no hará la petición.</text:p>
            </text:list-item>
          </text:list>
        </text:list-item>
        <text:list-item>
          <text:p text:style-name="P2">Realice una petición AJAX al servidor usando XMLHttpRequest y el método <text:span text:style-name="T4">POST</text:span>, enviando la puntuación <text:s/>(por ejemplo ?puntuacion=120), <text:span text:style-name="T5">utilizando PROMESAS, pero sin utilizar fetch.</text:span></text:p>
        </text:list-item>
        <text:list-item>
          <text:p text:style-name="P2">Procese la respuesta del servidor:</text:p>
          <text:list>
            <text:list-item>
              <text:p text:style-name="P2">La respuesta llegará en formato JSON con una lista de alumnos (nombre y puntuación).</text:p>
            </text:list-item>
            <text:list-item>
              <text:p text:style-name="P4">La lista de alumnos tendrá la forma de un array de objetos:</text:p>
              <text:list>
                <text:list-item>
                  <text:p text:style-name="P3"><text:span text:style-name="T1">[{…}, {…}], donde cada objeto es de la forma: </text:span><text:span text:style-name="T2">{alumno:'Imanol',puntuacion:'230'}</text:span><text:span text:style-name="T3"> </text:span></text:p>
                </text:list-item>
              </text:list>
            </text:list-item>
            <text:list-item>
              <text:p text:style-name="P2">Debes convertir la respuesta de texto a objeto JavaScript usando JSON.parse.</text:p>
            </text:list-item>
          </text:list>
        </text:list-item>
      </text:list>
      <text:p text:style-name="Text_20_body"/>
      <text:p text:style-name="Text_20_body"/>
      <text:list xml:id="list5012561700826" text:continue-numbering="true" text:style-name="L2">
        <text:list-item>
          <text:p text:style-name="P2"><text:soft-page-break/>Debes organizar el código de la siguiente manera:</text:p>
          <text:list>
            <text:list-item>
              <text:p text:style-name="P2">Una función que se encargue de realizar la petición AJAX (por ejemplo buscarAlumnos), que reciba como parámetros:</text:p>
              <text:list>
                <text:list-item>
                  <text:p text:style-name="P2">La puntuación introducida por el usuario.</text:p>
                </text:list-item>
                <text:list-item>
                  <text:p text:style-name="P2">Una función callback de éxito (por ejemplo manejarRespuestaCorrecta).</text:p>
                </text:list-item>
                <text:list-item>
                  <text:p text:style-name="P2">Una función callback de error (por ejemplo manejarError).</text:p>
                </text:list-item>
              </text:list>
            </text:list-item>
            <text:list-item>
              <text:p text:style-name="P2">La función callback de éxito (manejarRespuestaCorrecta) debe estar definida aparte (no anónima) y será la responsable de:</text:p>
              <text:list>
                <text:list-item>
                  <text:p text:style-name="P2">Comprobar si el array de alumnos está vacío.</text:p>
                </text:list-item>
                <text:list-item>
                  <text:p text:style-name="P2">Mostrar un mensaje adecuado en el div de resultados si no hay ningún alumno con puntuación mayor que la indicada.</text:p>
                </text:list-item>
                <text:list-item>
                  <text:p text:style-name="P2">En caso contrario, construir dinámicamente un listado (por ejemplo una lista &lt;ul&gt;) con el nombre y la puntuación de cada alumno y mostrarlo en el div de resultados.</text:p>
                </text:list-item>
              </text:list>
            </text:list-item>
            <text:list-item>
              <text:p text:style-name="P2">La función callback de error (manejarError), también definida aparte, mostrará un mensaje de error apropiado (por ejemplo con el código de estado HTTP) en el div de resultados.</text:p>
            </text:list-item>
          </text:list>
        </text:list-item>
        <text:list-item>
          <text:p text:style-name="P2">Utiliza const y let para declarar variables en JavaScript (no se permite var).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30T21:25:58.623000000</meta:creation-date>
    <dc:date>2025-12-02T00:50:11.510000000</dc:date>
    <meta:editing-duration>PT18M37S</meta:editing-duration>
    <meta:editing-cycles>7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2" meta:word-count="454" meta:character-count="2708" meta:non-whitespace-character-count="2311"/>
  </office:meta>
</office:document-meta>
</file>